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4f954" officeooo:paragraph-rsid="0014f954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ercice 6 :</text:p>
      <text:p text:style-name="P1"/>
      <text:p text:style-name="P1">1/</text:p>
      <text:p text:style-name="P1">Pour prendre en compte les changements dans la configuration des services avec systemctl, la commande est : </text:p>
      <text:p text:style-name="P1">systemctl daemon-reload</text:p>
      <text:p text:style-name="P1"/>
      <text:p text:style-name="P1">2/ </text:p>
      <text:p text:style-name="P1">Pour demarrer un service :</text:p>
      <text:p text:style-name="P1">sudo systemctl start nom_du_service</text:p>
      <text:p text:style-name="P1"/>
      <text:p text:style-name="P1">Pour stopper un service : </text:p>
      <text:p text:style-name="P1">sudo systemctl stop nom_du_service</text:p>
      <text:p text:style-name="P1"/>
      <text:p text:style-name="P1">3/</text:p>
      <text:p text:style-name="P1"><text:span text:style-name="T2">L'option </text:span><text:span text:style-name="Strong_20_Emphasis"><text:span text:style-name="T2">"restart"</text:span></text:span><text:span text:style-name="T2"> dans </text:span><text:span text:style-name="Source_20_Text"><text:span text:style-name="T2">systemctl</text:span></text:span><text:span text:style-name="T2"> arrête un service en cours avant de le redémarrer. Elle est utile pour appliquer des modifications de configuration et peut résoudre certains problèmes. </text:span></text:p>
      <text:p text:style-name="P1"><text:span text:style-name="T2"/></text:p>
      <text:p text:style-name="P1"><text:span text:style-name="Strong_20_Emphasis"><text:span text:style-name="T2">"start"</text:span></text:span><text:span text:style-name="T2"> démarre uniquement un service arrêté et ne modifie pas un service déjà en cours d'exécution. </text:span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13T10:58:56.906000000</meta:creation-date>
    <dc:date>2025-03-13T11:17:11.586000000</dc:date>
    <meta:editing-duration>PT18M15S</meta:editing-duration>
    <meta:editing-cycles>1</meta:editing-cycles>
    <meta:document-statistic meta:table-count="0" meta:image-count="0" meta:object-count="0" meta:page-count="1" meta:paragraph-count="12" meta:word-count="86" meta:character-count="559" meta:non-whitespace-character-count="480"/>
    <meta:generator>LibreOffice/24.2.7.2$Windows_X86_64 LibreOffice_project/ee3885777aa7032db5a9b65deec9457448a91162</meta:generator>
  </office:meta>
</office:document-meta>
</file>